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79cm" fo:min-width="5.8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703cm" fo:min-width="8.67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28cm" fo:min-width="1.786cm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608cm" fo:min-width="10.42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322cm" fo:min-width="2.54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39cm" fo:min-width="1.78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66cm" fo:min-width="1.818cm"/>
    </style:style>
    <style:style style:name="gr10" style:family="graphic" style:parent-style-name="standard">
      <style:graphic-properties draw:stroke="none" svg:stroke-color="#000000" draw:fill="none" draw:fill-color="#ffffff" fo:min-height="4.06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5.719cm" fo:min-width="4.834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02cm" fo:min-width="2.80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02cm" fo:min-width="2.67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font-style="italic"/>
    </style:style>
    <style:style style:name="P8" style:family="paragraph">
      <loext:graphic-properties draw:fill-color="#ffffff"/>
      <style:paragraph-properties fo:text-align="center"/>
      <style:text-properties fo:font-style="italic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3.429cm" svg:x="1.762cm" svg:y="3.54cm">
          <text:p text:style-name="P1">Today I ate some ...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9.176cm" svg:height="4.953cm" svg:x="11.414cm" svg:y="2.778cm">
          <text:p text:style-name="P1">Today I ate some #su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6cm" svg:height="1.778cm" svg:x="16.875cm" svg:y="5.699cm">
          <text:p text:style-name="P1">sugar</text:p>
          <text:p text:style-name="P1">surfing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112cm" svg:y1="5.254cm" svg:x2="11.414cm" svg:y2="5.254cm" draw:start-shape="id1" draw:end-shape="id2" svg:d="M8112 5254h3302" svg:viewBox="0 0 3303 1">
          <text:p/>
        </draw:connector>
        <draw:frame draw:style-name="gr5" draw:text-style-name="P4" draw:layer="layout" svg:width="2.018cm" svg:height="0.962cm" svg:x="8.493cm" svg:y="4.048cm">
          <draw:text-box>
            <text:p># key</text:p>
          </draw:text-box>
        </draw:frame>
        <draw:custom-shape draw:style-name="gr6" draw:text-style-name="P2" xml:id="id3" draw:id="id3" draw:layer="layout" svg:width="10.922cm" svg:height="6.858cm" svg:x="10.525cm" svg:y="11.541cm">
          <text:p text:style-name="P5">Today I ate sume #suga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6.002cm" svg:y1="7.731cm" svg:x2="15.986cm" svg:y2="11.541cm" draw:start-shape="id2" draw:end-shape="id3" svg:d="M16002 7731v1905h-16v1905" svg:viewBox="0 0 17 3811">
          <text:p/>
        </draw:connector>
        <draw:custom-shape draw:style-name="gr7" draw:text-style-name="P6" draw:layer="layout" svg:width="3.048cm" svg:height="4.572cm" svg:x="17.891cm" svg:y="13.5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86cm" svg:height="0.889cm" svg:x="18.018cm" svg:y="13.954cm">
          <text:p text:style-name="P7">kilo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318cm" svg:height="1.016cm" svg:x="18.018cm" svg:y="15.097cm">
          <text:p text:style-name="P9"><text:span text:style-name="T1">time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83cm" svg:height="0.962cm" svg:x="16.621cm" svg:y="9.255cm">
          <draw:text-box>
            <text:p>space bar</text:p>
          </draw:text-box>
        </draw:frame>
        <draw:frame draw:style-name="gr10" draw:text-style-name="P4" draw:layer="layout" svg:width="4.826cm" svg:height="4.517cm" svg:x="15.478cm" svg:y="18.399cm">
          <draw:text-box>
            <text:p>The argument fields are widgets, according to the type of the data.</text:p>
          </draw:text-box>
        </draw:frame>
        <draw:custom-shape draw:style-name="gr8" draw:text-style-name="P6" draw:layer="layout" svg:width="2.286cm" svg:height="0.889cm" svg:x="18.018cm" svg:y="16.494cm">
          <text:p text:style-name="P9">+ar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25cm" svg:y1="11.541cm" svg:x2="5.064cm" svg:y2="6.969cm">
          <text:p/>
        </draw:line>
        <draw:frame draw:style-name="gr5" draw:text-style-name="P4" draw:layer="layout" svg:width="3.283cm" svg:height="0.962cm" svg:x="8.239cm" svg:y="8.62cm">
          <draw:text-box>
            <text:p>space bar</text:p>
          </draw:text-box>
        </draw:frame>
        <draw:custom-shape draw:style-name="gr11" draw:text-style-name="P6" xml:id="id4" draw:id="id4" draw:layer="layout" svg:width="5.334cm" svg:height="5.969cm" svg:x="0.873cm" svg:y="11.922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525cm" svg:y1="14.97cm" svg:x2="6.207cm" svg:y2="14.906cm" draw:start-shape="id3" draw:end-shape="id4" svg:d="M10525 14970h-2159v-64h-2159" svg:viewBox="0 0 4319 65">
          <text:p/>
        </draw:connector>
        <draw:frame draw:style-name="gr5" draw:text-style-name="P4" draw:layer="layout" svg:width="1.789cm" svg:height="0.962cm" svg:x="6.969cm" svg:y="13.827cm">
          <draw:text-box>
            <text:p>+arg</text:p>
          </draw:text-box>
        </draw:frame>
        <draw:custom-shape draw:style-name="gr12" draw:text-style-name="P6" draw:layer="layout" svg:width="3.302cm" svg:height="1.27cm" svg:x="1.508cm" svg:y="12.811cm">
          <text:p text:style-name="P9">Field name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175cm" svg:height="1.27cm" svg:x="1.535cm" svg:y="14.335cm">
          <text:p text:style-name="P9">Field type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175cm" svg:height="1.27cm" svg:x="1.562cm" svg:y="15.986cm">
          <text:p text:style-name="P9">Finished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207cm" svg:y1="17.002cm" svg:x2="10.779cm" svg:y2="17.002cm">
          <text:p/>
        </draw:line>
        <draw:frame draw:style-name="gr5" draw:text-style-name="P4" draw:layer="layout" svg:width="2.682cm" svg:height="0.962cm" svg:x="6.969cm" svg:y="17.637cm">
          <draw:text-box>
            <text:p>finished</text:p>
          </draw:text-box>
        </draw:frame>
        <draw:frame draw:style-name="gr5" draw:text-style-name="P4" draw:layer="layout" svg:width="5.104cm" svg:height="0.962cm" svg:x="2.27cm" svg:y="2.143cm">
          <draw:text-box>
            <text:p>Free Type Mode</text:p>
          </draw:text-box>
        </draw:frame>
        <draw:frame draw:style-name="gr5" draw:text-style-name="P4" draw:layer="layout" svg:width="5.747cm" svg:height="0.962cm" svg:x="12.938cm" svg:y="1.762cm">
          <draw:text-box>
            <text:p>Keyword Selection</text:p>
          </draw:text-box>
        </draw:frame>
        <draw:frame draw:style-name="gr5" draw:text-style-name="P4" draw:layer="layout" svg:width="3.918cm" svg:height="0.962cm" svg:x="1.635cm" svg:y="10.652cm">
          <draw:text-box>
            <text:p>Arg creation</text:p>
          </draw:text-box>
        </draw:frame>
        <draw:frame draw:style-name="gr5" draw:text-style-name="P4" draw:layer="layout" svg:width="3.389cm" svg:height="0.962cm" svg:x="14.365cm" svg:y="11.63cm">
          <draw:text-box>
            <text:p>Data in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18:23:48.357419698</meta:creation-date>
    <dc:date>2016-01-18T20:30:13.206631057</dc:date>
    <meta:editing-duration>PT5M22S</meta:editing-duration>
    <meta:editing-cycles>1</meta:editing-cycles>
    <meta:document-statistic meta:object-count="27"/>
    <meta:generator>LibreOffice/4.4.2.2$Linux_X86_64 LibreOffice_project/40m0$Build-2</meta:generator>
  </office:meta>
</office:document-meta>
</file>